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FA000002C893E6ED4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-color="#ff3333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2pt" style:font-size-asian="12pt" style:font-size-complex="12pt"/>
    </style:style>
    <style:style style:name="T1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617cm" svg:x="1cm" svg:y="9.541cm">
          <draw:image xlink:href="Pictures/10000201000004FA000002C893E6ED43.png" xlink:type="simple" xlink:show="embed" xlink:actuate="onLoad">
            <text:p/>
          </draw:image>
        </draw:frame>
        <draw:rect draw:style-name="gr2" draw:text-style-name="P1" draw:layer="layout" svg:width="0.85cm" svg:height="0.34cm" draw:transform="rotate (-0.401425727959807) translate (11.296cm 14.444cm)">
          <text:p/>
        </draw:rect>
        <draw:frame draw:style-name="gr3" draw:text-style-name="P2" draw:layer="layout" svg:width="5.061cm" svg:height="1.191cm" svg:x="9.3cm" svg:y="15.4cm">
          <draw:text-box>
            <text:p><text:span text:style-name="T1">Position des Standes</text:span><text:span text:style-name="T1"><text:line-break/></text:span><text:span text:style-name="T1">Abmessungen: 5m x 2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19T22:38:35</dc:date>
    <dc:creator>Lukas Koestler</dc:creator>
    <meta:document-statistic meta:object-count="3"/>
    <meta:generator>OpenOffice/4.1.2$Unix OpenOffice.org_project/412m3$Build-9782</meta:generator>
  </office:meta>
</office:document-meta>
</file>